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ae0" officeooo:paragraph-rsid="0004fae0"/>
    </style:style>
    <style:style style:name="P2" style:family="paragraph" style:parent-style-name="Standard">
      <style:text-properties officeooo:rsid="0004fae0" officeooo:paragraph-rsid="0004f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tor ready mockups then HTML then functionality will be implemented on these: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3:27:54.292291849</meta:creation-date>
    <dc:date>2017-02-09T13:28:51.18515208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3" meta:character-count="82" meta:non-whitespace-character-count="69"/>
  </office:meta>
</office:document-meta>
</file>